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none" style:text-position="0% 100%"/>
    </style:style>
    <style:style style:name="T7" style:family="text">
      <style:text-properties style:text-line-through-style="none" style:text-position="0% 100%" style:text-underline-style="solid" style:text-underline-width="auto" style:text-underline-color="font-color"/>
    </style:style>
    <style:style style:name="T8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72?]</text:p>
      <text:p text:style-name="P2">Month<text:tab/><text:tab/><text:tab/><text:tab/><text:tab/><text:tab/></text:p>
      <text:p text:style-name="P2">Year<text:tab/><text:tab/><text:tab/><text:tab/><text:tab/><text:tab/>[1872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5">[Note: The number "8" is written in pencil and circled in the top right corner of the page.]</text:p>
      <text:p text:style-name="P5"/>
      <text:p text:style-name="P6">A lecture for the 12<text:span text:style-name="T2">th</text:span><text:span text:style-name="T3"> anniversary/</text:span></text:p>
      <text:p text:style-name="P6"><text:span text:style-name="T3">of the 7</text:span><text:span text:style-name="T2">th</text:span><text:span text:style-name="T3"> St Synagogue/</text:span></text:p>
      <text:p text:style-name="P6"><text:span text:style-name="T3"/></text:p>
      <text:p text:style-name="P5"><text:span text:style-name="T3">[Page 1]</text:span></text:p>
      <text:p text:style-name="P5"><text:span text:style-name="T3">Brethren! a person in possession of means will have a house built/ with a view to promote his comfort and that of his family./ <text:s/>Such being his object, he will from time to time, inspect the/ premises, to ascertain whether they continue in a condition equal/ to his expectations. <text:s/>Should he detect any defects, he will/ provide for the removing of what might expose the inmates/ of his dwelling to inconvenience. <text:s/>That plan, which/ wisdom dictates, I propose this day for your adoption./</text:span></text:p>
      <text:p text:style-name="P5"><text:span text:style-name="T3">The house you have raised for your spiritual comfort and that/ of your children, has just completed its twelfth year. <text:s/>Have/ its foundations remained in their original strength? <text:s/>Are the pillars/ thereof unimpaired? <text:s/>Can those who take shelter therein feel/ secure from danger? <text:s/>I think that a close examination at the/ present season, might be a sensible undertaking. <text:s/>But/ you fully comprehend me, dear Brethren! <text:s/>It is not to the ma-/-terial components of the edifice, that I would direct your inquiring/ thoughts. <text:s/>They may, in a measure, contribute to effect/ your purpose, because an attractive exterior in any object, should/ not be despised, as long as the mind will be influenced by the/ senses. <text:s/>But your structure was not made to stand upon clay,/</text:span></text:p>
      <text:p text:style-name="P5"><text:soft-page-break/><text:span text:style-name="T3"/></text:p>
      <text:p text:style-name="P5"><text:span text:style-name="T3">[Page 2]</text:span></text:p>
      <text:p text:style-name="P5"><text:span text:style-name="T3">traditional Judaism was to be its bases, divine worship/ and </text:span><text:span text:style-name="T4">public pulpit</text:span><text:span text:style-name="T6"> public instruction its supporting columns. <text:s/>Have/ then the twelve years that </text:span><text:span text:style-name="T4">passed</text:span><text:span text:style-name="T6"> rolled away, since you devoted it to/ holiness, proved it so firmly established? <text:s/>Is the future likely/ to carry out your </text:span><text:span text:style-name="T4">original</text:span><text:span text:style-name="T6"> primitive design? <text:s/>Afford the attendant at this/ habitation of the Lord religious knowledge, spiritual edification?/ <text:s/>I am perhaps disqualified for the investigation, and fain would I/ that some among you, my beloved hearers! </text:span><text:span text:style-name="T4">would</text:span><text:span text:style-name="T6"> undertook to discuss the subject./ <text:s/>I might bare what possible bias hides from my sight. <text:s/>But/ as it is expected that I shall assume the task, I promise that/ my representations </text:span><text:span text:style-name="T4">shall</text:span><text:span text:style-name="T6"> will not be overdrawn, that they will be not </text:span><text:span text:style-name="T7">intentionally</text:span><text:span text:style-name="T8"> [?] of/ partiality. <text:s/>Let me then say: The service of our/ God has been offered in this consecrated place with frequency./ <text:s/>I would prefer to have stated that it was held daily, but when/ I consider how far apart my constituents reside from one another,/ how the demands </text:span><text:span text:style-name="T5">by</text:span><text:span text:style-name="T8"> of commerce and trade upon their time, are,/ in many instances quite urgent, and how furthermore attendance is/ not compulsory by reason of any compensation arising therefrom, but/ it is in every case entirely voluntary, I have cause to look with/ satisfaction upon that feature of our religious standing. <text:s/>Yes, my/ brethren, your sanctuary has been opened much oftener than upon/ the return of each Sabbath, and from that circumstance Judaism,/</text:span></text:p>
      <text:p text:style-name="P5"><text:span text:style-name="T8"/></text:p>
      <text:p text:style-name="P5"><text:span text:style-name="T8">[Page 3]</text:span></text:p>
      <text:p text:style-name="P5"><text:span text:style-name="T8">so I flatter myself, has derived </text:span><text:span text:style-name="T5">conside</text:span><text:span text:style-name="T8"> a decided support./ <text:s/>For, several of our fellow-believers, attached to various rituals, but/ denied for the time being, the opportunity to join in public prayers,/ united with us in holly communion. <text:s/>Your synagogue became the/ centre whence the petitions of Israel ascended the heavens, and likewise/ the means of drawing together members of the Hebrew family, who/ might otherwise have never met, and learnt to feel mutual kindness./ <text:s/>Nor should the improvement, notably perceived in the recital of your/ hymns and psalmody fail to be regarded as promotive of your object./ <text:s/>It confessedly adds solemnity to our assemblies, and unction to/ the faithful. <text:s/>According to my manner of judging, the fact that/ a whole congregation of the Lord are privileged to praise their Maker/ in unison of voices, avoiding a </text:span><text:span text:style-name="T5">report</text:span><text:span text:style-name="T8"> recourse to mercenary singers, is peculiarly/ gratifying. <text:s/>I shall not, however, conceal in this respect, my/ disappointment at the silence of some, and at the </text:span><text:span text:style-name="T7">slight</text:span><text:span text:style-name="T8"> efforts/ of others upon whom I depended for a better effect of our popular chaunting./ <text:s/>Neither extreme modesty nor personal considerations ought to/ militate against our religious interests. <text:s/>Both should be/ overcome for the sake of the cause to be advanced./</text:span></text:p>
      <text:p text:style-name="P5"><text:span text:style-name="T8">But is it in all truth advanced? <text:s/>Does traditional Judaism/ obtain efficient aid, and its adherents spiritual benefit from/ the continuance of the Synagogue dedicated twelve years ago?/</text:span></text:p>
      <text:p text:style-name="P5"><text:span text:style-name="T8"/></text:p>
      <text:p text:style-name="P5"><text:span text:style-name="T8">[Page 4]</text:span></text:p>
      <text:p text:style-name="P5"><text:span text:style-name="T8">I honestly answer in the affirmative; and am ready to/ meet the object of some who point to defections in our/ midst, notwithstanding the existence of this Institution. <text:s/>Those desertions form our ranks would have happened in any event. <text:s/>They/ would have occurred, if the most rampant, the most extrava-/-gant innovations had been here advocated and introduced. <text:s/>The sin lies not at/ the door of this house, but at that of the parents of our disloyal/ Jews and Jewesses. <text:s/>An occasional visit at the Synagogue,/ could not counteract the constant evil example of fathers/ and mothers, or the reprehensible weakness which leads to/ a conniving at what cannot be openly sanctioned. <text:s/>For with-/-out being intolerant or exclusive, we should guard against an unrestricted/ association of our youthful offspring with non-Israelites. <text:s/>It/ cannot work but injuriously to the ancestral religion. <text:s/>We/ may show that we repine every confidence in our sons and daughters,/ that we believe them incapable of an infatuation, that would bring/ sorrow upon our heads. <text:s/>Yet the mild exercise of authority will/ always act wholesomely. <text:s/>But if it is true that since your/ habitation of prayer was erected, </text:span><text:span text:style-name="T5">you</text:span><text:span text:style-name="T8"> sustained some loss, I/ contrast your gain, and find that </text:span><text:span text:style-name="T5">it</text:span><text:span text:style-name="T8"> the latter outweigh</text:span><text:span text:style-name="T5">ed</text:span><text:span text:style-name="T8"> the former by/ far. <text:s/>Your simple and democratic method/</text:span></text:p>
      <text:p text:style-name="P5"><text:soft-page-break/><text:span text:style-name="T8"/></text:p>
      <text:p text:style-name="P5"><text:span text:style-name="T8">[Page 5]</text:span></text:p>
      <text:p text:style-name="P5"><text:span text:style-name="T8">of conducting the </text:span><text:span text:style-name="T5">service</text:span><text:span text:style-name="T8"> worship, has attracted to it many who/ might not have </text:span><text:span text:style-name="T5">coalesced have applied</text:span><text:span text:style-name="T8"> coalesced with other bodies of Hebrews./ <text:s/>The absence of </text:span><text:span text:style-name="T5">religious</text:span><text:span text:style-name="T8"> any distinction among the attendants of the Sy-/-nagogue, is a feature most pleasing to all. <text:s/>The humblest in circum-/-stances and the wealthiest enjoy precisely the same privileges in/ the distribution of honors, consequent on your mode of </text:span><text:span text:style-name="T5">conducting</text:span><text:span text:style-name="T8"> regulating the/ service. <text:s/>Indeed, my Brethren! <text:s/>It would greatly redound to your/ credit, and </text:span><text:span text:style-name="T5">to</text:span><text:span text:style-name="T8"> foster also the progress of our common cause, were you further/ to extend your liberal system, and abolish a difference of grades/ in the seats occupied in the dwelling of prayer. <text:s/>But to ac-/complish that desirable end, and constitute an equality consonant/ with the principles of our </text:span><text:span text:style-name="T5">faith</text:span><text:span text:style-name="T8"> belief, and with the institution of/ the country we live in, a</text:span><text:span text:style-name="T5">s</text:span><text:span text:style-name="T8"> spirit of generosity should prevail,/ which I have not succeeded to awaken. <text:s/>The adjusting/ of your obligation to a society of our gentile neighbors, ought/ to be deemed </text:span><text:span text:style-name="T5">a</text:span><text:span text:style-name="T8"> an imperative duty by such whom Providence has blessed with/ affluence. <text:s/>The liquidation of a debt, with which the house of/ God, ought never to be burdened, may facilitate the following/ of my suggestion. <text:s/>To that should be added the bequests made by/ those who </text:span><text:span text:style-name="T5">have</text:span><text:span text:style-name="T8"> are about to exchange</text:span><text:span text:style-name="T5">d</text:span><text:span text:style-name="T8"> a mortal for an immortal life existence./</text:span></text:p>
      <text:p text:style-name="P5"><text:span text:style-name="T8"/></text:p>
      <text:p text:style-name="P5"><text:span text:style-name="T8">[Page 6]</text:span></text:p>
      <text:p text:style-name="P5"><text:span text:style-name="T8">That practice, rife among persons of another creed, but set aside/ entirely by our wealthy brothers and sisters in faith, would enrich your treasury,/ and thus justify our presenting to Israel the noble example of a/ Synagogue where equality is not a </text:span><text:span text:style-name="T5">[?]</text:span><text:span text:style-name="T8"> fictitious name by a veritable/ fact. <text:s/>I do long to see a sanctuary of the Lord so constituted./ <text:s/>The service solemnly performed alone by a </text:span><text:span text:style-name="T5">single</text:span><text:span text:style-name="T8"> God-fearing officer--call him salaried if/ you so choose, since he can scarcely be otherwise--and the assembly of believers/ without invidious difference of place and station, joining in the communion/ of brethren, feeling that there at least no line of demarcation is drawn/ between those who contribute to the </text:span><text:span text:style-name="T5">preservation and elevation of Judaism,</text:span><text:span text:style-name="T8"> perpetration of Judaism, and the exalting/ of its heavenly author. <text:s/>But the possession of ample means,/ would enable you moreover to draw hither on the Sabbath and festivals many who/ are deterred from attending </text:span><text:span text:style-name="T5">from</text:span><text:span text:style-name="T8"> because unaccustomed to our ancient ritual./ <text:s/>It has long been the occasion of complaint, and I think of injury to your/ Synagogue, that, unprovided with books, an Israelite not raised in your/ midst, cannot follow the prayers; and that the purchasing of the same/ entails too great an expense, on persons in moderate circumstances./ <text:s/>But you might supply, for a nominal sum, copies of our liturgy, and/ of the Pentateuch; the accession to your number, and the increase/ of devotion would fully </text:span><text:span text:style-name="T5">compensate any</text:span><text:span text:style-name="T8"> reward your endeavours. <text:s/></text:span><text:span text:style-name="T5">and</text:span><text:span text:style-name="T8"> This house you/ built twelve years ago, would extend the sphere of its </text:span><text:span text:style-name="T5">spiritual</text:span><text:span text:style-name="T8"> usefulness,/ reaching still beyond your holy anticipations./</text:span></text:p>
      <text:p text:style-name="P5"><text:span text:style-name="T8"/></text:p>
      <text:p text:style-name="P5"><text:span text:style-name="T8">[Page 7]</text:span></text:p>
      <text:p text:style-name="P5"><text:span text:style-name="T8">For this, my dear Brethren! should now occupy your serious thoughts./ <text:s/>When all around us is yeilding[sic!] to the caprices of the changelings;/ you should look well to the foundations and the pillars of your/ Institution. <text:s/>Its future will not belie its past, if you but </text:span><text:span text:style-name="T5">strengthen</text:span><text:span text:style-name="T8"> repair/ what the ungracious hand of time may have </text:span><text:span text:style-name="T5">awakened</text:span><text:span text:style-name="T8"> impaired. <text:s/>What avails to disguise it?/ <text:s/>Many who were with you, when first engaged in the undertaking,/ sleep now in death. <text:s/>Others have grown lukewarm; and/ some have deserted your ranks. <text:s/>To expect that the children of/ those who become </text:span><text:span text:style-name="T5">disloyal</text:span><text:span text:style-name="T8"> recreant to our cause, will ever enter these/ portals would be such folly. <text:s/>You must then for the sake/ of the principle it represents, for the sake of traditional Ju-/-daism, which has saved us at all times form lapsing into genti-/-lism, for the sake of religious instruction which is the manner/ of everlasting life, you must, I say infuse into the synagogue/ a new element of strength. <text:s/>You can gather it from among/ </text:span><text:span text:style-name="T5">many</text:span><text:span text:style-name="T8"> various scattered members of our race, who have not been sold/ to the Molach of reform, but who are withheld from becoming affiliated/ </text:span><text:span text:style-name="T5">with</text:span><text:span text:style-name="T8"> to your congregation for various motives. <text:s/>Invite them in </text:span><text:soft-page-break/><text:span text:style-name="T8">your midst by/ all the facilities you can consistently offer. <text:s/></text:span><text:span text:style-name="T5">Seek</text:span><text:span text:style-name="T8"> Strive to/ interest them in your worship by its imposing appearance,/ by the impressiveness of the manner you tender your devotions to/ the Supreme. <text:s/>Let those who have with you </text:span><text:span text:style-name="T5">a</text:span><text:span text:style-name="T8"> community of/</text:span></text:p>
      <text:p text:style-name="P5"><text:span text:style-name="T8"/></text:p>
      <text:p text:style-name="P5"><text:span text:style-name="T8">[Page 8]</text:span></text:p>
      <text:p text:style-name="P5"><text:span text:style-name="T8">belief, of history, of traditions, of hopes be impelled to seek/ your religious association. <text:s/>Make every advance--without damaging/ the interests of sister congregations--to draw to your midst your/ fellow-Israelites reared in other rituals, their attendance will/ prove fruitful of exceeding advantage to the cause you have at/ heart. <text:s/>And when you have succeeded in inducing many/ to swell your number, exhibit a demeanour fitting to the sacred-/ness of your </text:span><text:span text:style-name="T5">consecrated</text:span><text:span text:style-name="T8"> dedicated sanctuary. <text:s/>Let decorum, punctuality/ regularity characterize your deportment and that of your children./ <text:s/>Chide the latter when at fault in the habitation of the Lord./ <text:s/>Repress a pernicious custom of walking to and fro, at a cer-/-tain stage of the service, to the annoyance of the devout ones,/ and the just derision of the stranger who frequently visit your/ Synagogue. <text:s/>In fine, let freedom prove any encumbrance, equality,/ harmony in the rehearsal of your beautiful unions, and a willing/ disposition to listen to the word of instruction, however humbly/ imparted, render this house you consecrated twelve years ago/ the true exponent of the religion of Moses, and of the Sages, so/ that all may exclaim in seeing it [Hebrew]/ "This is the gate (that leads) to the Lord, the righteous shall enter therein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4T10:45:08.35</meta:creation-date>
    <meta:document-statistic meta:table-count="0" meta:image-count="0" meta:object-count="0" meta:page-count="5" meta:paragraph-count="82" meta:word-count="2058" meta:character-count="12871"/>
    <dc:date>2012-09-24T11:49:40.41</dc:date>
    <dc:creator>Penn Libraries</dc:creator>
    <meta:editing-duration>PT00H00M12S</meta:editing-duration>
    <meta:editing-cycles>1</meta:editing-cycles>
    <meta:generator>OpenOffice.org/3.2$Win32 OpenOffice.org_project/320m12$Build-9483</meta:generator>
  </office:meta>
</office:document-meta>
</file>